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34" calcext:value-type="float">
            <text:p>134</text:p>
          </table:table-cell>
          <table:table-cell table:formula="of:=[.D129]-40"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03-20" calcext:value-type="date">
            <text:p>20.03.1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00:04:14.075097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21T00:04:33.067479033</dc:date>
    <meta:editing-duration>P1DT2H18M58S</meta:editing-duration>
    <meta:editing-cycles>324</meta:editing-cycles>
    <meta:document-statistic meta:table-count="1" meta:cell-count="268" meta:object-count="0"/>
  </office:meta>
</office:document-meta>
</file>